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38df1" officeooo:paragraph-rsid="00138df1"/>
    </style:style>
    <style:style style:name="P2" style:family="paragraph" style:parent-style-name="Text_20_body">
      <style:text-properties officeooo:rsid="0013fffc" officeooo:paragraph-rsid="0013fffc"/>
    </style:style>
    <style:style style:name="P3" style:family="paragraph" style:parent-style-name="Text_20_body">
      <style:text-properties officeooo:rsid="0014747b" officeooo:paragraph-rsid="0014747b"/>
    </style:style>
    <style:style style:name="P4" style:family="paragraph" style:parent-style-name="Text_20_body">
      <style:text-properties officeooo:rsid="001fbbab" officeooo:paragraph-rsid="001fbbab"/>
    </style:style>
    <style:style style:name="P5" style:family="paragraph" style:parent-style-name="Text_20_body">
      <style:text-properties officeooo:rsid="002066e7" officeooo:paragraph-rsid="002250bb"/>
    </style:style>
    <style:style style:name="P6" style:family="paragraph" style:parent-style-name="Text_20_body">
      <style:text-properties officeooo:rsid="002066e7" officeooo:paragraph-rsid="0023c461"/>
    </style:style>
    <style:style style:name="P7" style:family="paragraph" style:parent-style-name="Text_20_body">
      <style:text-properties officeooo:rsid="0026ead5" officeooo:paragraph-rsid="0026ead5"/>
    </style:style>
    <style:style style:name="P8" style:family="paragraph" style:parent-style-name="Text_20_body">
      <style:text-properties fo:font-style="italic" fo:font-weight="bold" officeooo:rsid="00394e87" officeooo:paragraph-rsid="00394e87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officeooo:paragraph-rsid="0027fb92"/>
    </style:style>
    <style:style style:name="P10" style:family="paragraph" style:parent-style-name="Text_20_body">
      <style:text-properties officeooo:rsid="002f5af7" officeooo:paragraph-rsid="002f5af7"/>
    </style:style>
    <style:style style:name="P11" style:family="paragraph" style:parent-style-name="Text_20_body">
      <style:text-properties officeooo:paragraph-rsid="0035e236"/>
    </style:style>
    <style:style style:name="P12" style:family="paragraph" style:parent-style-name="Text_20_body">
      <style:text-properties officeooo:rsid="00394e87" officeooo:paragraph-rsid="00394e87"/>
    </style:style>
    <style:style style:name="P13" style:family="paragraph" style:parent-style-name="Text_20_body">
      <style:text-properties officeooo:rsid="003c8d3f" officeooo:paragraph-rsid="003c8d3f"/>
    </style:style>
    <style:style style:name="P14" style:family="paragraph" style:parent-style-name="Title">
      <style:text-properties style:font-name="Liberation Sans" fo:font-size="28pt" fo:font-weight="bold" officeooo:rsid="00138df1" officeooo:paragraph-rsid="00138df1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ext_20_body">
      <style:text-properties fo:font-style="normal" officeooo:rsid="002250bb" officeooo:paragraph-rsid="0023c461" style:font-style-asian="normal" style:font-style-complex="normal"/>
    </style:style>
    <style:style style:name="P16" style:family="paragraph" style:parent-style-name="Text_20_body">
      <style:text-properties fo:font-style="normal" officeooo:rsid="0026ead5" officeooo:paragraph-rsid="0026ead5" style:font-style-asian="normal" style:font-style-complex="normal"/>
    </style:style>
    <style:style style:name="P17" style:family="paragraph" style:parent-style-name="Text_20_body">
      <style:text-properties fo:font-style="normal" officeooo:rsid="002aa29b" officeooo:paragraph-rsid="002eb79c" style:font-style-asian="normal" style:font-style-complex="normal"/>
    </style:style>
    <style:style style:name="P18" style:family="paragraph" style:parent-style-name="Text_20_body">
      <style:text-properties fo:font-style="normal" officeooo:rsid="002c0a1a" officeooo:paragraph-rsid="002eb79c" style:font-style-asian="normal" style:font-style-complex="normal"/>
    </style:style>
    <style:style style:name="P19" style:family="paragraph" style:parent-style-name="Text_20_body">
      <style:text-properties fo:font-style="normal" officeooo:rsid="002cc290" officeooo:paragraph-rsid="002eb79c" style:font-style-asian="normal" style:font-style-complex="normal"/>
    </style:style>
    <style:style style:name="P20" style:family="paragraph" style:parent-style-name="Text_20_body">
      <style:text-properties fo:font-style="normal" officeooo:rsid="003c8d3f" officeooo:paragraph-rsid="003c8d3f" style:font-style-asian="normal" style:font-style-complex="normal"/>
    </style:style>
    <style:style style:name="P21" style:family="paragraph" style:parent-style-name="Text_20_body">
      <style:text-properties fo:font-style="normal" officeooo:rsid="003da231" officeooo:paragraph-rsid="003da231" style:font-style-asian="normal" style:font-style-complex="normal"/>
    </style:style>
    <style:style style:name="P22" style:family="paragraph" style:parent-style-name="Text_20_body" style:list-style-name="L1">
      <style:text-properties fo:font-style="normal" officeooo:rsid="003fa2ae" officeooo:paragraph-rsid="003fa2ae" style:font-style-asian="normal" style:font-style-complex="normal"/>
    </style:style>
    <style:style style:name="P23" style:family="paragraph" style:parent-style-name="Text_20_body" style:list-style-name="L1">
      <style:text-properties fo:font-style="normal" officeooo:rsid="00412f21" officeooo:paragraph-rsid="00412f21" style:font-style-asian="normal" style:font-style-complex="normal"/>
    </style:style>
    <style:style style:name="P24" style:family="paragraph" style:parent-style-name="Text_20_body">
      <style:text-properties fo:font-style="normal" officeooo:rsid="00412f21" officeooo:paragraph-rsid="00412f21" style:font-style-asian="normal" style:font-style-complex="normal"/>
    </style:style>
    <style:style style:name="P25" style:family="paragraph" style:parent-style-name="Text_20_body" style:list-style-name="L1">
      <style:text-properties fo:font-style="normal" officeooo:rsid="00457f72" officeooo:paragraph-rsid="00457f72" style:font-style-asian="normal" style:font-style-complex="normal"/>
    </style:style>
    <style:style style:name="P26" style:family="paragraph" style:parent-style-name="Text_20_body">
      <style:text-properties fo:font-style="normal" style:text-underline-style="solid" style:text-underline-width="auto" style:text-underline-color="font-color" officeooo:rsid="0013fffc" officeooo:paragraph-rsid="0013fffc" style:font-style-asian="normal" style:font-style-complex="normal"/>
    </style:style>
    <style:style style:name="P27" style:family="paragraph" style:parent-style-name="Text_20_body">
      <style:text-properties fo:font-style="normal" style:text-underline-style="solid" style:text-underline-width="auto" style:text-underline-color="font-color" officeooo:rsid="0014057f" officeooo:paragraph-rsid="0014057f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officeooo:rsid="001fbbab" officeooo:paragraph-rsid="001fbbab" style:font-style-asian="normal" style:font-style-complex="normal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officeooo:rsid="003fa2ae" officeooo:paragraph-rsid="003fa2ae" style:font-style-asian="normal" style:font-style-complex="normal"/>
    </style:style>
    <style:style style:name="P30" style:family="paragraph" style:parent-style-name="Text_20_body" style:list-style-name="L1">
      <style:text-properties officeooo:rsid="00416b6c" officeooo:paragraph-rsid="00416b6c"/>
    </style:style>
    <style:style style:name="P31" style:family="paragraph" style:parent-style-name="Text_20_body" style:list-style-name="L1">
      <style:text-properties officeooo:rsid="0043facb" officeooo:paragraph-rsid="0043facb"/>
    </style:style>
    <style:style style:name="P32" style:family="paragraph" style:parent-style-name="Text_20_body">
      <style:text-properties style:text-underline-style="solid" style:text-underline-width="auto" style:text-underline-color="font-color" officeooo:rsid="001efbac" officeooo:paragraph-rsid="001efbac"/>
    </style:style>
    <style:style style:name="P33" style:family="paragraph" style:parent-style-name="Text_20_body">
      <style:text-properties style:text-underline-style="solid" style:text-underline-width="auto" style:text-underline-color="font-color" officeooo:rsid="002066e7" officeooo:paragraph-rsid="002066e7"/>
    </style:style>
    <style:style style:name="P34" style:family="paragraph" style:parent-style-name="Text_20_body">
      <style:text-properties style:text-underline-style="solid" style:text-underline-width="auto" style:text-underline-color="font-color" officeooo:rsid="003c8d3f" officeooo:paragraph-rsid="003c8d3f"/>
    </style:style>
    <style:style style:name="P35" style:family="paragraph" style:parent-style-name="Text_20_body">
      <style:text-properties style:text-underline-style="solid" style:text-underline-width="auto" style:text-underline-color="font-color" officeooo:rsid="002aa29b" officeooo:paragraph-rsid="002aa29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9e3" style:font-style-asian="italic" style:font-style-complex="italic"/>
    </style:style>
    <style:style style:name="T3" style:family="text">
      <style:text-properties fo:font-style="italic" officeooo:rsid="0023c461" style:font-style-asian="italic" style:font-style-complex="italic"/>
    </style:style>
    <style:style style:name="T4" style:family="text">
      <style:text-properties fo:font-style="italic" officeooo:rsid="0027fb92" style:font-style-asian="italic" style:font-style-complex="italic"/>
    </style:style>
    <style:style style:name="T5" style:family="text">
      <style:text-properties fo:font-style="italic" officeooo:rsid="0035e236" style:font-style-asian="italic" style:font-style-complex="italic"/>
    </style:style>
    <style:style style:name="T6" style:family="text">
      <style:text-properties fo:font-style="italic" officeooo:rsid="0019b74c" style:font-style-asian="italic" style:font-style-complex="italic"/>
    </style:style>
    <style:style style:name="T7" style:family="text">
      <style:text-properties fo:font-style="italic" officeooo:rsid="004d0f61" style:font-style-asian="italic" style:font-style-complex="italic"/>
    </style:style>
    <style:style style:name="T8" style:family="text">
      <style:text-properties fo:font-style="italic" officeooo:rsid="00201660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99e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0166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3c46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7fb92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5d80c" style:font-style-asian="normal" style:font-style-complex="normal"/>
    </style:style>
    <style:style style:name="T16" style:family="text">
      <style:text-properties fo:font-style="normal" officeooo:rsid="00163a1c" style:font-style-asian="normal" style:font-style-complex="normal"/>
    </style:style>
    <style:style style:name="T17" style:family="text">
      <style:text-properties fo:font-style="normal" officeooo:rsid="0019b74c" style:font-style-asian="normal" style:font-style-complex="normal"/>
    </style:style>
    <style:style style:name="T18" style:family="text">
      <style:text-properties fo:font-style="normal" officeooo:rsid="001b99e3" style:font-style-asian="normal" style:font-style-complex="normal"/>
    </style:style>
    <style:style style:name="T19" style:family="text">
      <style:text-properties fo:font-style="normal" officeooo:rsid="001d555d" style:font-style-asian="normal" style:font-style-complex="normal"/>
    </style:style>
    <style:style style:name="T20" style:family="text">
      <style:text-properties fo:font-style="normal" officeooo:rsid="00201660" style:font-style-asian="normal" style:font-style-complex="normal"/>
    </style:style>
    <style:style style:name="T21" style:family="text">
      <style:text-properties fo:font-style="normal" officeooo:rsid="0023c461" style:font-style-asian="normal" style:font-style-complex="normal"/>
    </style:style>
    <style:style style:name="T22" style:family="text">
      <style:text-properties fo:font-style="normal" officeooo:rsid="0024f3e8" style:font-style-asian="normal" style:font-style-complex="normal"/>
    </style:style>
    <style:style style:name="T23" style:family="text">
      <style:text-properties fo:font-style="normal" officeooo:rsid="0028b2a2" style:font-style-asian="normal" style:font-style-complex="normal"/>
    </style:style>
    <style:style style:name="T24" style:family="text">
      <style:text-properties fo:font-style="normal" officeooo:rsid="0027fb92" style:font-style-asian="normal" style:font-style-complex="normal"/>
    </style:style>
    <style:style style:name="T25" style:family="text">
      <style:text-properties fo:font-style="normal" officeooo:rsid="00330fef" style:font-style-asian="normal" style:font-style-complex="normal"/>
    </style:style>
    <style:style style:name="T26" style:family="text">
      <style:text-properties fo:font-style="normal" officeooo:rsid="0034ba8f" style:font-style-asian="normal" style:font-style-complex="normal"/>
    </style:style>
    <style:style style:name="T27" style:family="text">
      <style:text-properties fo:font-style="normal" officeooo:rsid="0035e236" style:font-style-asian="normal" style:font-style-complex="normal"/>
    </style:style>
    <style:style style:name="T28" style:family="text">
      <style:text-properties fo:font-style="normal" officeooo:rsid="00375529" style:font-style-asian="normal" style:font-style-complex="normal"/>
    </style:style>
    <style:style style:name="T29" style:family="text">
      <style:text-properties fo:font-style="normal" officeooo:rsid="003ab9ff" style:font-style-asian="normal" style:font-style-complex="normal"/>
    </style:style>
    <style:style style:name="T30" style:family="text">
      <style:text-properties fo:font-style="normal" officeooo:rsid="003bb054" style:font-style-asian="normal" style:font-style-complex="normal"/>
    </style:style>
    <style:style style:name="T31" style:family="text">
      <style:text-properties fo:font-style="normal" officeooo:rsid="003f265d" style:font-style-asian="normal" style:font-style-complex="normal"/>
    </style:style>
    <style:style style:name="T32" style:family="text">
      <style:text-properties fo:font-style="normal" officeooo:rsid="0042943a" style:font-style-asian="normal" style:font-style-complex="normal"/>
    </style:style>
    <style:style style:name="T33" style:family="text">
      <style:text-properties fo:font-style="normal" officeooo:rsid="004d0f61" style:font-style-asian="normal" style:font-style-complex="normal"/>
    </style:style>
    <style:style style:name="T34" style:family="text">
      <style:text-properties fo:font-style="normal" officeooo:rsid="00574802" style:font-style-asian="normal" style:font-style-complex="normal"/>
    </style:style>
    <style:style style:name="T35" style:family="text">
      <style:text-properties fo:font-style="normal" officeooo:rsid="0057c988" style:font-style-asian="normal" style:font-style-complex="normal"/>
    </style:style>
    <style:style style:name="T36" style:family="text">
      <style:text-properties fo:font-style="normal" officeooo:rsid="0062960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bold" officeooo:rsid="00201660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7fb92" style:font-style-asian="normal" style:font-weight-asian="bold" style:font-style-complex="normal" style:font-weight-complex="bold"/>
    </style:style>
    <style:style style:name="T40" style:family="text">
      <style:text-properties officeooo:rsid="00375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iritualization</text:p>
      <text:p text:style-name="P1">Interlude: Process API</text:p>
      <text:p text:style-name="P2">Process creation in <text:span text:style-name="T1">Unix systems</text:span><text:span text:style-name="T14">. </text:span></text:p>
      <text:p text:style-name="P26">Problem: How do we create and control processes?</text:p>
      <text:p text:style-name="P27">5.1 The fork() System Call</text:p>
      <text:p text:style-name="P3"><text:span text:style-name="T14">Creates a new process </text:span><text:span text:style-name="T16">(child)</text:span><text:span text:style-name="T14">, </text:span><text:span text:style-name="T15">a copy of the calling process </text:span><text:span text:style-name="T16">(parent, almost a complete copy)</text:span><text:span text:style-name="T15">. </text:span><text:span text:style-name="T17">The child will have its own </text:span><text:span text:style-name="T6">address space, registers, stack, instruction pointer, stack pointer, fram</text:span><text:span text:style-name="T7">e</text:span><text:span text:style-name="T6"> pointer</text:span><text:span text:style-name="T17"> but the value returned from the fork() will be different (0) </text:span><text:span text:style-name="T18">while the </text:span><text:span text:style-name="T10">parent</text:span><text:span text:style-name="T18"> will receive the </text:span><text:span text:style-name="T10">process identifier (PID)</text:span><text:span text:style-name="T2"> </text:span><text:span text:style-name="T18">of the </text:span><text:span text:style-name="T10">child</text:span><text:span text:style-name="T18">. </text:span><text:span text:style-name="T19">Which process that will run a particular situation is non-deterministic due to the complex scheduler leading to interessting problems in multi-threaded programs and concurrency. </text:span></text:p>
      <text:p text:style-name="P32"><text:span text:style-name="T19">5.</text:span><text:span text:style-name="T14">2 The wait() System Call</text:span></text:p>
      <text:p text:style-name="P4"><text:span text:style-name="T14">It can be useful for a </text:span><text:span text:style-name="T9">parent</text:span><text:span text:style-name="T14"> to </text:span><text:span text:style-name="T37">wait</text:span><text:span text:style-name="T14"> for its </text:span><text:span text:style-name="T9">child</text:span><text:span text:style-name="T14"> process </text:span><text:span text:style-name="T37">to finish</text:span><text:span text:style-name="T14">. This is accomplished with the </text:span><text:span text:style-name="T9">wait()</text:span><text:span text:style-name="T14"> system call. Adding a </text:span><text:span text:style-name="T1">wait()</text:span><text:span text:style-name="T14"> system call to some code could make it </text:span><text:span text:style-name="T9">deterministic</text:span><text:span text:style-name="T14">. </text:span></text:p>
      <text:p text:style-name="P28">5.3 The exec() System Call</text:p>
      <text:p text:style-name="P4"><text:span text:style-name="T14">When you want to run programs different from the calling program </text:span><text:span text:style-name="T35">[</text:span><text:span text:style-name="T20">while fork()) is useful when y</text:span><text:span text:style-name="T34">o</text:span><text:span text:style-name="T20">u want to keep running copies of the same program</text:span><text:span text:style-name="T35">]</text:span><text:span text:style-name="T20">. The system call </text:span><text:span text:style-name="T11">exec()</text:span><text:span text:style-name="T38"> </text:span><text:span text:style-name="T20">does not create a new process, rather it transforms the current program into a different program. After the call it is like the process was never run (a successful call to </text:span><text:span text:style-name="T11">exec()</text:span><text:span text:style-name="T8"> </text:span><text:span text:style-name="T20">does not return). </text:span></text:p>
      <text:p text:style-name="P33"><text:span text:style-name="T20">5.</text:span><text:span text:style-name="T14">4 Why? Motivating The API</text:span></text:p>
      <text:p text:style-name="P5"><text:span text:style-name="T14">This setup and separation of fork() and exec() turns out to be essential in building a Unix shell as it lets the shell runnn code after the call to fork() but before the call to fork(), code that can alter the environment of a program about-to-be-ran, and thus enables a variety of interesting features to </text:span><text:bookmark-start text:name="__DdeLink__3_2889047327"/><text:span text:style-name="T14">readily</text:span><text:bookmark-end text:name="__DdeLink__3_2889047327"/><text:span text:style-name="T14"> builtin.</text:span></text:p>
      <text:p text:style-name="P15">There are hundreds of ways to design APIs for process creation. However, the cobination of fork() and exec() are simple and immensely powerful. </text:p>
      <text:p text:style-name="P6"><text:span text:style-name="T21">A </text:span><text:span text:style-name="T12">shell</text:span><text:span text:style-name="T14"> </text:span><text:span text:style-name="T21">is just a user program </text:span><text:span text:style-name="T22">showing you a prompt and waiting for input. </text:span></text:p>
      <text:p text:style-name="P7"><text:span text:style-name="T22">E</text:span><text:span text:style-name="T14">xample – Running a program in shell: </text:span></text:p>
      <text:p text:style-name="P16">The shell will call fork() to create a new child process to run the exec() and then call wait() and wait for the process.</text:p>
      <text:p text:style-name="P9"><text:span text:style-name="T13">Unix pipes</text:span><text:span text:style-name="T39"> </text:span><text:span text:style-name="T24">– powerful tool for running programs </text:span><text:span text:style-name="T23">(output of a program is connected to the input of another program, </text:span><text:span text:style-name="T36">called I/O redirection)</text:span></text:p>
      <text:p text:style-name="P17">Important consideration (working practically): Read The Man Pages</text:p>
      <text:p text:style-name="P17">Manual pages are the original documentation that exist on Unix system.</text:p>
      <text:p text:style-name="P18">RTFM – Read The Fucking Manuals</text:p>
      <text:p text:style-name="P19"><text:soft-page-break/>Very useful documentation.. </text:p>
      <text:p text:style-name="P35"><text:span text:style-name="T23">5.</text:span><text:span text:style-name="T14">5 Process Control and Users</text:span></text:p>
      <text:p text:style-name="P10"><text:span text:style-name="T14">Besides fork, exec and wait, there are a lot of other interfaces to interact with processes e.g. the kill() system call </text:span><text:span text:style-name="T25">can send a signal to a process to pause, die or do other stuff. </text:span><text:span text:style-name="T26">External signals can be sent to processes using the signal() system call, the process shall use the signal() to catch various singnals. </text:span></text:p>
      <text:p text:style-name="P11"><text:span text:style-name="T26">M</text:span><text:span text:style-name="T27">odern systems include a strong conception of the notation of a </text:span><text:span text:style-name="T5">user</text:span><text:span text:style-name="T27">. Generally a user can only control their own processes. </text:span><text:span text:style-name="T28">A user can launch one or several processes and exercise full control over them (pause, kill, etc.). </text:span></text:p>
      <text:p text:style-name="P8"><text:span text:style-name="T40">I</text:span>mportant: The Superuser (Root)</text:p>
      <text:p text:style-name="P12"><text:span text:style-name="T28">A </text:span><text:span text:style-name="T14">system generally needs a user who can administer the system, and is not limited in the way most user are. </text:span><text:span text:style-name="T29">Such a user shall be able to kill an arbitrary process and run powerfull commands . In Unis-based system, special abilities are given to the superuser (often called root). Normally as root, you have the ability to manipulate critical processes, tread carefully </text:span><text:span text:style-name="T30">and know what you are doing.</text:span></text:p>
      <text:p text:style-name="P34"><text:span text:style-name="T30">5.</text:span><text:span text:style-name="T14">6 Useful Tools</text:span></text:p>
      <text:p text:style-name="P20">RTFM – man pages</text:p>
      <text:p text:style-name="P13"><text:span text:style-name="T14">ps – </text:span><text:span text:style-name="T31">Whick processes that runs, </text:span><text:span text:style-name="T14">statistics</text:span></text:p>
      <text:p text:style-name="P20">top – Displays the processes of a system and CPU utility for each one</text:p>
      <text:p text:style-name="P20">kill – Send arbitraty signals to a processes</text:p>
      <text:p text:style-name="P20">killalll – Same as kill but more user friendly</text:p>
      <text:p text:style-name="P21">MenuMeters – CPU utilization measurement tool</text:p>
      <text:p text:style-name="P29">5.7 Summary</text:p>
      <text:list xml:id="list1033213398" text:style-name="L1">
        <text:list-item>
          <text:p text:style-name="P22">fork(), exec(), wait()</text:p>
        </text:list-item>
        <text:list-item>
          <text:p text:style-name="P23">Each process has a name (often a number), called the process ID (PID)</text:p>
        </text:list-item>
        <text:list-item>
          <text:p text:style-name="P23">The Unix shell commonly uses fork, exec and wait to launch user commands, separation of fork and exec enables I/O redirection, pipes and more cool features without changing any of the rab programs. </text:p>
        </text:list-item>
        <text:list-item>
          <text:p text:style-name="P30"><text:span text:style-name="T14">Process control is available in the form of signals (can cause jobs to stop, continue and even terminate</text:span><text:span text:style-name="T32">)</text:span></text:p>
        </text:list-item>
        <text:list-item>
          <text:p text:style-name="P31"><text:span text:style-name="T32">W</text:span><text:span text:style-name="T14">hich processes that can be controlled by a specific user is encapsulated in the notion of the user. </text:span></text:p>
        </text:list-item>
        <text:list-item>
          <text:p text:style-name="P25">A superuser, or root, can control all processes. The role should be assumed infrequently and with caution for security reasons. </text:p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2:44:17.166124000</meta:creation-date>
    <dc:date>2021-01-05T14:41:38.345156604</dc:date>
    <meta:editing-duration>PT14H29M5S</meta:editing-duration>
    <meta:editing-cycles>71</meta:editing-cycles>
    <meta:generator>LibreOffice/6.4.6.2$Linux_X86_64 LibreOffice_project/40$Build-2</meta:generator>
    <meta:document-statistic meta:table-count="0" meta:image-count="0" meta:object-count="0" meta:page-count="2" meta:paragraph-count="40" meta:word-count="721" meta:character-count="4254" meta:non-whitespace-character-count="3557"/>
  </office:meta>
</office:document-meta>
</file>